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rvey Form questions:</text:p>
      <text:p text:style-name="P1"/>
      <text:p text:style-name="P2">Welcome,</text:p>
      <text:p text:style-name="P2">First thanks you !</text:p>
      <text:p text:style-name="P2"/>
      <text:p text:style-name="P3">(*: must choose ; s: single choice ; mc: multiple choices ; o: optional)</text:p>
      <text:p text:style-name="Text_20_body">Your First-name ()*: <text:s/>[ <text:s text:c="2"/><text:span text:style-name="T1">first-name...</text:span> <text:s text:c="2"/>]</text:p>
      <text:p text:style-name="Text_20_body">Your Last-name (nom)*: [ <text:s text:c="2"/><text:span text:style-name="T1">last-name...</text:span> <text:s text:c="2"/>]</text:p>
      <text:p text:style-name="Text_20_body">Your email (o): [ <text:span text:style-name="T1">email...</text:span> ]</text:p>
      <text:p text:style-name="Text_20_body">Age*: <text:s/>[ <text:s text:c="2"/><text:span text:style-name="T1">age...</text:span> <text:s text:c="2"/>]</text:p>
      <text:p text:style-name="Text_20_body"/>
      <text:p text:style-name="Standard">What are you(s)*: [ <text:s/>Student <text:s/>]</text:p>
      <text:p text:style-name="Standard"><text:s text:c="23"/>[ <text:s/>Full time job <text:s/>]</text:p>
      <text:p text:style-name="Standard"><text:s text:c="23"/>[ <text:s/>All the time in the world <text:s/>]</text:p>
      <text:p text:style-name="Standard"><text:s text:c="23"/>[ <text:s/>Show me your papers first <text:s/>]</text:p>
      <text:p text:style-name="Standard"/>
      <text:p text:style-name="Standard">Center of interest (mc)*: [x] Sport </text:p>
      <text:p text:style-name="Standard"><text:s text:c="60"/>[x] Self-Learning (books, internet, courses)</text:p>
      <text:p text:style-name="Standard"><text:tab/><text:tab/><text:tab/><text:tab/><text:tab/> [x] World news</text:p>
      <text:p text:style-name="Standard"><text:tab/><text:tab/><text:tab/><text:tab/><text:tab/> [x] Politics</text:p>
      <text:p text:style-name="Standard"><text:tab/><text:tab/><text:tab/><text:tab/><text:tab/> [x] Reading</text:p>
      <text:p text:style-name="Standard"><text:tab/><text:tab/><text:tab/><text:tab/><text:tab/> [x] Animals</text:p>
      <text:p text:style-name="Standard"><text:tab/><text:tab/><text:tab/><text:tab/><text:tab/> [x] Nature</text:p>
      <text:p text:style-name="Standard"/>
      <text:p text:style-name="Standard"/>
      <text:p text:style-name="Standard">Who are you (<text:bookmark text:name="tw-target-text"/><text:span text:style-name="T2">cense you </text:span>briefly)*:</text:p>
      <text:p text:style-name="Standard">___________________________<text:tab/><text:tab/><text:tab/><text:tab/></text:p>
      <text:p text:style-name="Standard">| <text:s text:c="52"/>|</text:p>
      <text:p text:style-name="Standard">| <text:s text:c="52"/>|</text:p>
      <text:p text:style-name="Standard">| <text:s text:c="6"/><text:span text:style-name="T1">write here...</text:span> <text:s text:c="26"/>|</text:p>
      <text:p text:style-name="Standard">| <text:s text:c="52"/>|</text:p>
      <text:p text:style-name="Standard">|___________________________|</text:p>
      <text:p text:style-name="Standard"/>
      <text:p text:style-name="Standard"/>
      <text:p text:style-name="Standard">Any suggestions <text:s/>(o):</text:p>
      <text:p text:style-name="Standard">___________________________<text:tab/><text:tab/><text:tab/><text:tab/></text:p>
      <text:p text:style-name="Standard">| <text:s text:c="52"/>|</text:p>
      <text:p text:style-name="Standard">| <text:s text:c="52"/>|</text:p>
      <text:p text:style-name="Standard">| <text:s text:c="6"/><text:span text:style-name="T1">write here...</text:span> <text:s text:c="26"/>|</text:p>
      <text:p text:style-name="Standard">| <text:s text:c="52"/>|</text:p>
      <text:p text:style-name="Standard">|___________________________</text:p>
      <text:p text:style-name="Standard"/>
      <text:p text:style-name="P1">Have a nice day<text:tab/></text:p>
      <text:p text:style-name="P4"/>
      <text:p text:style-name="P1">[SUBMIT]<text:tab/><text:tab/><text:tab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8M59S</meta:editing-duration>
    <meta:editing-cycles>85</meta:editing-cycles>
    <meta:generator>OpenOffice/4.1.2$Win32 OpenOffice.org_project/412m3$Build-9782</meta:generator>
    <dc:date>2018-01-05T15:54:04.75</dc:date>
    <meta:document-statistic meta:table-count="0" meta:image-count="0" meta:object-count="0" meta:page-count="2" meta:paragraph-count="35" meta:word-count="130" meta:character-count="1292"/>
    <meta:user-defined meta:name="Info 1"/>
    <meta:user-defined meta:name="Info 2"/>
    <meta:user-defined meta:name="Info 3"/>
    <meta:user-defined meta:name="Info 4"/>
  </office:meta>
</office:document-meta>
</file>